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A000000C5A8A086B1881037C6.png" manifest:media-type="image/png"/>
  <manifest:file-entry manifest:full-path="Pictures/10000001000005620000024F974F0675FE754DD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T2" style:family="text">
      <style:text-properties officeooo:rsid="000921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6</text:span> — <text:span text:style-name="T2">404</text:span><text:span text:style-name="T1">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974F0675FE754DD7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974F0675FE754DD7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00000018A000000C5A8A086B1881037C6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00000018A000000C5A8A086B1881037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7T19:52:50.809375715</dc:date>
    <meta:editing-duration>PT1H58M19S</meta:editing-duration>
    <meta:editing-cycles>8</meta:editing-cycles>
    <meta:generator>LibreOffice/7.4.2.3$Linux_X86_64 LibreOffice_project/40$Build-3</meta:generator>
    <meta:print-date>2022-10-16T17:11:34.454164284</meta:print-date>
    <meta:document-statistic meta:table-count="0" meta:image-count="4" meta:object-count="0" meta:page-count="1" meta:paragraph-count="1" meta:word-count="2" meta:character-count="15" meta:non-whitespace-character-count="13"/>
  </office:meta>
</office:document-meta>
</file>